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4pt" style:font-size-asian="10pt" style:font-size-complex="10pt"/>
    </style:style>
    <style:style style:name="P4" style:family="paragraph" style:parent-style-name="Standard">
      <style:paragraph-properties fo:margin-top="0in" fo:margin-bottom="0.1965in" loext:contextual-spacing="false"/>
    </style:style>
    <style:style style:name="P5" style:family="paragraph" style:parent-style-name="Standard">
      <style:paragraph-properties fo:margin-top="0in" fo:margin-bottom="0.1965in" loext:contextual-spacing="false"/>
      <style:text-properties fo:font-size="10pt" style:font-size-asian="10pt" style:font-size-complex="10pt"/>
    </style:style>
    <style:style style:name="P6" style:family="paragraph" style:parent-style-name="Text_20_body">
      <style:text-properties fo:font-size="10pt"/>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margin-top="0in" fo:margin-bottom="0in" loext:contextual-spacing="false"/>
      <style:text-properties fo:font-size="10pt"/>
    </style:style>
    <style:style style:name="P9" style:family="paragraph" style:parent-style-name="Text_20_body">
      <style:paragraph-properties fo:margin-top="0in" fo:margin-bottom="0in" loext:contextual-spacing="false" fo:line-height="100%"/>
      <style:text-properties fo:font-size="10pt"/>
    </style:style>
    <style:style style:name="P10" style:family="paragraph" style:parent-style-name="Text_20_body">
      <style:paragraph-properties fo:margin-top="0in" fo:margin-bottom="0in" loext:contextual-spacing="false" fo:line-height="100%" fo:text-align="start" style:justify-single-word="false"/>
      <style:text-properties fo:font-size="10pt"/>
    </style:style>
    <style:style style:name="P11" style:family="paragraph" style:parent-style-name="Text_20_body">
      <style:paragraph-properties fo:margin-top="0in" fo:margin-bottom="0in" loext:contextual-spacing="false"/>
      <style:text-properties fo:font-size="10pt" style:font-size-asian="10pt" style:font-size-complex="10pt"/>
    </style:style>
    <style:style style:name="P12" style:family="paragraph" style:parent-style-name="Text_20_body">
      <style:paragraph-properties fo:margin-top="0in" fo:margin-bottom="0in" loext:contextual-spacing="false" fo:line-height="100%"/>
      <style:text-properties fo:font-size="10pt" style:font-size-asian="10pt" style:font-size-complex="10pt"/>
    </style:style>
    <style:style style:name="P13" style:family="paragraph" style:parent-style-name="Text_20_body">
      <style:paragraph-properties fo:margin-top="0in" fo:margin-bottom="0in" loext:contextual-spacing="false" fo:line-height="100%" fo:text-align="start" style:justify-single-word="false"/>
      <style:text-properties fo:font-size="10pt" style:font-size-asian="10pt" style:font-size-complex="10pt"/>
    </style:style>
    <style:style style:name="P14" style:family="paragraph" style:parent-style-name="Text_20_body">
      <style:paragraph-properties fo:margin-top="0in" fo:margin-bottom="0in" loext:contextual-spacing="false" fo:line-height="100%" fo:text-align="start" style:justify-single-word="false"/>
      <style:text-properties fo:font-size="10pt" fo:font-style="italic"/>
    </style:style>
    <style:style style:name="P15" style:family="paragraph" style:parent-style-name="Text_20_body">
      <style:paragraph-properties fo:margin-top="0in" fo:margin-bottom="0in" loext:contextual-spacing="false" fo:line-height="100%" fo:text-align="start" style:justify-single-word="false"/>
      <style:text-properties fo:font-size="14pt"/>
    </style:style>
    <style:style style:name="T1" style:family="text">
      <style:text-properties fo:font-size="10pt"/>
    </style:style>
    <style:style style:name="T2"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i Amos, </text:p>
      <text:p text:style-name="P1"/>
      <text:p text:style-name="P1">Reut and I want to share our idea for the final project, we're trying to explain you in what our project consist:</text:p>
      <text:p text:style-name="P1"/>
      <text:p text:style-name="P1">The general idea is to build a <text:span text:style-name="T2">job interview helper</text:span>.</text:p>
      <text:p text:style-name="P4"><text:span text:style-name="T1">To do this, we want to build a platform which given a url such as github, facebook, stack exchange or any website with some information about the future worker, calculate grades about the relevant skills. Let’s take an example</text:span> </text:p>
      <text:p text:style-name="P10">Yossi wants to work for the company Microsoft. After sending his CV, he gets a meeting with someone (let’s call her Hanna) which wants to know more about him.</text:p>
      <text:p text:style-name="P10">After some few questions, Hanna gets a problem. She doesn’t have time to check all the information that Yossi told her, and moreover, she can’t waste more time trying to understand Yossi better. Hanna can (with Yossi's authorization) type in the platform, url, such as facebook, github, stack exchange. The goal of the platform is to better understand the future worker.</text:p>
      <text:p text:style-name="P14">What the algorithm can know about the future worker?</text:p>
      <text:p text:style-name="P10">Since the project is really global, we shall first focus on one little thing, which is a simple code in Java, and extract from the code all the information we can:</text:p>
      <text:p text:style-name="P9">- <text:span text:style-name="T2">How much the code is organized</text:span> (by checking indentations, spaces, variables, uppercase and lowercase, presence of comments...).</text:p>
      <text:p text:style-name="P9">- <text:span text:style-name="T2">Level in English</text:span> (by adding a dictionary, and check the grammar and orthography).</text:p>
      <text:p text:style-name="P9">- <text:span text:style-name="T2">Languages speaking</text:span> (If the comments are in another language than English).</text:p>
      <text:p text:style-name="P9">- <text:span text:style-name="T2">Level of the programmer</text:span> (By examining the size of the java file, adding the size of the compiled file, running time...).</text:p>
      <text:p text:style-name="P9"/>
      <text:p text:style-name="P9">After that the above information are checked, we could extends the search to some other and bigger data. Adding this, we could check:</text:p>
      <text:p text:style-name="P9">- <text:span text:style-name="T2">Languages programming</text:span> (The languages in which the programmer is stronger...).</text:p>
      <text:p text:style-name="P9">- <text:span text:style-name="T2">The way of live</text:span> (The amount of internet connections, the date/time of those connections...).</text:p>
      <text:p text:style-name="P9">Another steps would be to check the social network data, but we can't imagine all the information we can have from this, and it may be really hard to do, so we let this on the side.</text:p>
      <text:p text:style-name="P9"/>
      <text:p text:style-name="P14">What are the tools we may use to build our project?</text:p>
      <text:p text:style-name="P10"><text:span text:style-name="T2">Data scraping</text:span> (to enter in the github of the future worker for example).</text:p>
      <text:p text:style-name="P10"><text:span text:style-name="T2">Data searching</text:span> (to search all the information).</text:p>
      <text:p text:style-name="P10"><text:span text:style-name="T2">Deep learning</text:span> (we want to make the algorithm learn about the data he gets. We want, for example, ask for a lot of peoples to send us a code in Java, and their qualities as a programmer. Our goal will be to compare the result of the algorithm, and the qualities that the programmer gives us. Given both results, we want to use deep learning to make our algorithm better.).</text:p>
      <text:p text:style-name="P10"><text:span text:style-name="T2">Psychology</text:span> (we shall use psychology to understand beyond the words of the code).</text:p>
      <text:p text:style-name="P10"/>
      <text:p text:style-name="P14">Why is our project may be a good project?</text:p>
      <text:p text:style-name="P10">Regarding the doc project defense that you send me, and by examining all the important points we have:</text:p>
      <text:p text:style-name="P8"/>
      <text:p text:style-name="P8">The motivation is already well defined above with the example of the job interview.</text:p>
      <text:p text:style-name="P8">We will not have any problem to find paper about our project, which can be a good support for us.</text:p>
      <text:p text:style-name="P8">We should make a lot of experiences as explained in the part of the deep learning.</text:p>
      <text:p text:style-name="P8">Our project has never been done by someone else, thus, this is a novel project.</text:p>
      <text:p text:style-name="P8">We will work on this project such that the usability may be easier as it can be: the user will only have to enter a url.</text:p>
      <text:p text:style-name="P8"/>
      <text:p text:style-name="P8"/>
      <text:p text:style-name="P8">We hope we give you a well explanation of our project, and we wait for your advice and recommendation.</text:p>
      <text:p text:style-name="P6"/>
      <text:p text:style-name="P15">Best,</text:p>
      <text:p text:style-name="P15">Reut and Samue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4:32:50.805262835</meta:creation-date>
    <dc:date>2018-07-23T14:36:12.524766577</dc:date>
    <meta:editing-duration>PT3M23S</meta:editing-duration>
    <meta:editing-cycles>2</meta:editing-cycles>
    <meta:generator>LibreOffice/6.0.3.2$Linux_X86_64 LibreOffice_project/00m0$Build-2</meta:generator>
    <meta:document-statistic meta:table-count="0" meta:image-count="0" meta:object-count="0" meta:page-count="1" meta:paragraph-count="31" meta:word-count="610" meta:character-count="3389" meta:non-whitespace-character-count="2808"/>
  </office:meta>
</office:document-meta>
</file>